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17a83" officeooo:paragraph-rsid="00017a83"/>
    </style:style>
    <style:style style:name="P2" style:family="paragraph" style:parent-style-name="Standard">
      <style:text-properties officeooo:paragraph-rsid="000313cd"/>
    </style:style>
    <style:style style:name="P3" style:family="paragraph" style:parent-style-name="Subtitle">
      <style:text-properties officeooo:rsid="00017a83" officeooo:paragraph-rsid="00017a83"/>
    </style:style>
    <style:style style:name="P4" style:family="paragraph" style:parent-style-name="Text_20_body">
      <style:text-properties officeooo:rsid="00017a83" officeooo:paragraph-rsid="00017a83"/>
    </style:style>
    <style:style style:name="P5" style:family="paragraph" style:parent-style-name="Text_20_body">
      <style:text-properties style:text-underline-style="solid" style:text-underline-width="auto" style:text-underline-color="font-color" officeooo:rsid="00017a83" officeooo:paragraph-rsid="00017a83"/>
    </style:style>
    <style:style style:name="P6" style:family="paragraph" style:parent-style-name="Title">
      <style:text-properties officeooo:rsid="00017a83" officeooo:paragraph-rsid="00017a83"/>
    </style:style>
    <style:style style:name="P7" style:family="paragraph" style:parent-style-name="Standard">
      <style:text-properties style:text-underline-style="solid" style:text-underline-width="auto" style:text-underline-color="font-color" officeooo:rsid="00017a83" officeooo:paragraph-rsid="000313cd"/>
    </style:style>
    <style:style style:name="P8" style:family="paragraph" style:parent-style-name="Standard">
      <style:text-properties officeooo:rsid="00050e60" officeooo:paragraph-rsid="00050e60"/>
    </style:style>
    <style:style style:name="P9" style:family="paragraph" style:parent-style-name="Standard">
      <style:text-properties officeooo:paragraph-rsid="00050e60"/>
    </style:style>
    <style:style style:name="P10" style:family="paragraph" style:parent-style-name="Standard">
      <style:text-properties officeooo:rsid="00061277" officeooo:paragraph-rsid="00061277"/>
    </style:style>
    <style:style style:name="T1" style:family="text">
      <style:text-properties officeooo:rsid="00049140"/>
    </style:style>
    <style:style style:name="T2" style:family="text">
      <style:text-properties officeooo:rsid="00050e60"/>
    </style:style>
    <style:style style:name="T3" style:family="text">
      <style:text-properties officeooo:rsid="00061277"/>
    </style:style>
    <style:style style:name="T4" style:family="text">
      <style:text-properties officeooo:rsid="0006e4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éponces TD:</text:p>
      <text:p text:style-name="P3">Les droits sur linux</text:p>
      <text:p text:style-name="P4"/>
      <text:p text:style-name="P5">Exercice 1:</text:p>
      <text:p text:style-name="Standard">4: <text:s/>$ chmod a+x file4 </text:p>
      <text:p text:style-name="Standard"/>
      <text:p text:style-name="Standard">5: <text:s/>$ chmod g-xwr file4</text:p>
      <text:p text:style-name="Standard"/>
      <text:p text:style-name="Standard">6: <text:s/>$ chmod +040 file4</text:p>
      <text:p text:style-name="Standard"/>
      <text:p text:style-name="Standard">7: <text:s/><text:span text:style-name="T2">$ </text:span>chmod 700 ~/</text:p>
      <text:p text:style-name="Standard"/>
      <text:p text:style-name="Standard">8: <text:s/>L'arguent qui permet de modifier récursivement est -R</text:p>
      <text:p text:style-name="Standard"/>
      <text:p text:style-name="P9">9: <text:s/>L'option permettant de créer un fichier en spécifiant les drois utilisaeur est -m=&lt;option&gt;</text:p>
      <text:p text:style-name="P9"/>
      <text:p text:style-name="P9">10: <text:s/>C'est impossible, nous n'avons pas les droits</text:p>
      <text:p text:style-name="Standard"/>
      <text:p text:style-name="P1">Exercice 2;</text:p>
      <text:p text:style-name="Standard">1: fait.</text:p>
      <text:p text:style-name="Standard"/>
      <text:p text:style-name="Standard">2: <text:s text:c="2"/>Le masque appliqué donne au groupe et a tout les utilisateurs les droits d'ecriture</text:p>
      <text:p text:style-name="Standard"/>
      <text:p text:style-name="Standard">3: <text:s/>$ umask 750</text:p>
      <text:p text:style-name="Standard"/>
      <text:p text:style-name="P7">Exercice 3:</text:p>
      <text:p text:style-name="P2">2:</text:p>
      <text:p text:style-name="Standard">Il n'y a pas de dif<text:span text:style-name="T1">f</text:span>érences</text:p>
      <text:p text:style-name="Standard"/>
      <text:p text:style-name="P8">3: <text:s/>J’ai pas compris a qui donner les droits.</text:p>
      <text:p text:style-name="P8"/>
      <text:p text:style-name="P8">4: <text:s/><text:span text:style-name="T3">L’operation à permis de donner les droits ce lecture et parcourt comme prévu.</text:span></text:p>
      <text:p text:style-name="P8"/>
      <text:p text:style-name="P10">5: <text:s/><text:span text:style-name="T4">ça n’a pas marché…</text:span></text:p>
      <text:p text:style-name="P10"><text:tab/>setfacl: Option -m: Invalid argument near character 3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5T22:11:32.449328093</meta:creation-date>
    <dc:date>2021-09-26T16:55:26.558283590</dc:date>
    <meta:editing-duration>PT12M6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" meta:paragraph-count="21" meta:word-count="127" meta:character-count="693" meta:non-whitespace-character-count="572"/>
  </office:meta>
</office:document-meta>
</file>